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88bda" officeooo:paragraph-rsid="001df695"/>
    </style:style>
    <style:style style:name="P2" style:family="paragraph" style:parent-style-name="Standard">
      <style:text-properties style:font-name="Liberation Serif" fo:font-style="italic" officeooo:rsid="00631993" officeooo:paragraph-rsid="001df695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5ee3a7" officeooo:paragraph-rsid="001df695" style:font-style-asian="italic" style:font-style-complex="italic"/>
    </style:style>
    <style:style style:name="P4" style:family="paragraph" style:parent-style-name="Standard">
      <style:text-properties officeooo:rsid="005a8e88" officeooo:paragraph-rsid="001df695"/>
    </style:style>
    <style:style style:name="P5" style:family="paragraph" style:parent-style-name="Standard">
      <style:text-properties officeooo:rsid="005bc655" officeooo:paragraph-rsid="001df695"/>
    </style:style>
    <style:style style:name="P6" style:family="paragraph" style:parent-style-name="Standard">
      <style:text-properties officeooo:rsid="005c3cfe" officeooo:paragraph-rsid="001df695"/>
    </style:style>
    <style:style style:name="P7" style:family="paragraph" style:parent-style-name="Standard">
      <style:text-properties officeooo:rsid="001b13ed" officeooo:paragraph-rsid="001df695"/>
    </style:style>
    <style:style style:name="P8" style:family="paragraph" style:parent-style-name="Standard">
      <style:text-properties officeooo:rsid="001c3a1d" officeooo:paragraph-rsid="001df695"/>
    </style:style>
    <style:style style:name="P9" style:family="paragraph" style:parent-style-name="Standard">
      <style:text-properties officeooo:rsid="001e129b" officeooo:paragraph-rsid="001df695"/>
    </style:style>
    <style:style style:name="P10" style:family="paragraph" style:parent-style-name="Standard">
      <style:text-properties officeooo:rsid="001efa13" officeooo:paragraph-rsid="001df695"/>
    </style:style>
    <style:style style:name="P11" style:family="paragraph" style:parent-style-name="Standard">
      <style:text-properties officeooo:rsid="00201052" officeooo:paragraph-rsid="001df695"/>
    </style:style>
    <style:style style:name="P12" style:family="paragraph" style:parent-style-name="Standard">
      <style:text-properties officeooo:rsid="0021bbce" officeooo:paragraph-rsid="001df695"/>
    </style:style>
    <style:style style:name="P13" style:family="paragraph" style:parent-style-name="Standard">
      <style:text-properties officeooo:rsid="00235db8" officeooo:paragraph-rsid="001df695"/>
    </style:style>
    <style:style style:name="P14" style:family="paragraph" style:parent-style-name="Standard">
      <style:text-properties officeooo:rsid="008b3147" officeooo:paragraph-rsid="001df695"/>
    </style:style>
    <style:style style:name="P15" style:family="paragraph" style:parent-style-name="Standard">
      <style:text-properties officeooo:rsid="002453c1" officeooo:paragraph-rsid="001df695"/>
    </style:style>
    <style:style style:name="P16" style:family="paragraph" style:parent-style-name="Standard">
      <style:text-properties officeooo:rsid="0024b9ed" officeooo:paragraph-rsid="001df695"/>
    </style:style>
    <style:style style:name="P17" style:family="paragraph" style:parent-style-name="Standard">
      <style:text-properties officeooo:rsid="0026022b" officeooo:paragraph-rsid="001df695"/>
    </style:style>
    <style:style style:name="P18" style:family="paragraph" style:parent-style-name="Standard">
      <style:text-properties officeooo:rsid="00271d25" officeooo:paragraph-rsid="001df695"/>
    </style:style>
    <style:style style:name="P19" style:family="paragraph" style:parent-style-name="Standard">
      <style:text-properties officeooo:rsid="0027d1f7" officeooo:paragraph-rsid="001df695"/>
    </style:style>
    <style:style style:name="T1" style:family="text">
      <style:text-properties officeooo:rsid="0107ac62"/>
    </style:style>
    <style:style style:name="T2" style:family="text">
      <style:text-properties officeooo:rsid="00ebfd22"/>
    </style:style>
    <style:style style:name="T3" style:family="text">
      <style:text-properties officeooo:rsid="01053e2d"/>
    </style:style>
    <style:style style:name="T4" style:family="text">
      <style:text-properties officeooo:rsid="005bc655"/>
    </style:style>
    <style:style style:name="T5" style:family="text">
      <style:text-properties officeooo:rsid="02fa4d69"/>
    </style:style>
    <style:style style:name="T6" style:family="text">
      <style:text-properties officeooo:rsid="005c3cfe"/>
    </style:style>
    <style:style style:name="T7" style:family="text">
      <style:text-properties officeooo:rsid="00ebce42"/>
    </style:style>
    <style:style style:name="T8" style:family="text">
      <style:text-properties officeooo:rsid="01066bd1"/>
    </style:style>
    <style:style style:name="T9" style:family="text">
      <style:text-properties officeooo:rsid="001efa13"/>
    </style:style>
    <style:style style:name="T10" style:family="text">
      <style:text-properties officeooo:rsid="00201052"/>
    </style:style>
    <style:style style:name="T11" style:family="text">
      <style:text-properties officeooo:rsid="02fc0616"/>
    </style:style>
    <style:style style:name="T12" style:family="text">
      <style:text-properties officeooo:rsid="0021bbce"/>
    </style:style>
    <style:style style:name="T13" style:family="text">
      <style:text-properties officeooo:rsid="002453c1"/>
    </style:style>
    <style:style style:name="T14" style:family="text">
      <style:text-properties officeooo:rsid="0026022b"/>
    </style:style>
    <style:style style:name="T15" style:family="text">
      <style:text-properties officeooo:rsid="00271d25"/>
    </style:style>
    <style:style style:name="T16" style:family="text">
      <style:text-properties officeooo:rsid="00288bda"/>
    </style:style>
    <style:style style:name="T17" style:family="text">
      <style:text-properties officeooo:rsid="002a02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4">Сцена это сложный механизм, помимо блочной <text:s/>системы раздвижки занавеса и электрощита со множеством рубильников и переключателей для управления её разнообразным освещением, высоко над нею <text:span text:style-name="T3">ещё и </text:span>целое хитросплетение металлических балок для подвески задников, светильников и боковых кулис.</text:p>
      <text:p text:style-name="P4">Во время концертов мы не только стояли рядом с Аидой и не только болтали <text:s/>с молдаванско-запорожскими танцорами балетной студии, ожида<text:span text:style-name="T3">вшими</text:span> своего выхода на сцену, но и исследовали таинственный мир закулисья. </text:p>
      <text:p text:style-name="P4">Обнаружилась вертикальная лестница на балкончик, с которого можно взобраться на балки над сценой и по ним перебраться на другую сторону, где <text:span text:style-name="T4">точно </text:span>такой <text:span text:style-name="T4">же </text:span>балкончик, но без лестницы — <text:span text:style-name="T4">вот и</text:span> <text:span text:style-name="T4">заворачивай оглобли, недальновидный чунг</text:span>.</text:p>
      <text:p text:style-name="P5">Но что <text:span text:style-name="T5">там — </text:span>за этой дощатой перегородкой, что тянется над сценой от стены и до стены?</text:p>
      <text:p text:style-name="P5">Ага! Чердак над зрительным залом! </text:p>
      <text:p text:style-name="P5">Так созрел план создания отдельного входа на киносеансы — через чердак на балкончик, оттуда на сцену, <text:span text:style-name="T6">дождаться как выключат свет — нырь под экран! — и ты в зале.</text:span></text:p>
      <text:p text:style-name="P6">На первом этаже, рядом с комнатой художников, <text:s/>незапираемая дверь <text:span text:style-name="T3">выходила</text:span> на территорию завода и мы давно <text:span text:style-name="T3">уж </text:span>знали, что на крышу Клуба ведёт добротная железная лестница с перилами, а с крыши на чердак свободный вход через слуховой лаз.</text:p>
      <text:p text:style-name="P6"/>
      <text:p text:style-name="P7">Куба почему-то не захотел пойти на дело, предоставив нам с Чепой вдвоём исполнять план; и как-то тёмным зимним вечером, прихватив топор из Чепиного сарая, мы проникли на территорию завода, <text:span text:style-name="T3">по</text:span> од<text:span text:style-name="T3">ному</text:span> из многих перелазов <text:span text:style-name="T3">поверх</text:span> его бетонн<text:span text:style-name="T3">ой</text:span> стен<text:span text:style-name="T3">ы</text:span>.</text:p>
      <text:p text:style-name="P7"><text:span text:style-name="T5">Затем мы б</text:span>еспрепятственно приблизи<text:span text:style-name="T7">л</text:span>ись к зданию Клуба, подня<text:span text:style-name="T3">л</text:span>ись на чердак <text:span text:style-name="T3">и</text:span> осмотрелись.</text:p>
      <text:p text:style-name="P8">Чердак <text:span text:style-name="T3">оказался</text:span> обширным, с кольцеобразной железной загородкой в центре. <text:s/></text:p>
      <text:p text:style-name="P8">Приподняв <text:span text:style-name="T7">её </text:span>крышку, мы увидели прорези в круглом дне из листового металла, и <text:span text:style-name="T7">догадались</text:span>, что <text:span text:style-name="T7">именно</text:span> из неё свисает в зал громадная люстра с висюльками из стекляшек.</text:p>
      <text:p text:style-name="P8"><text:span text:style-name="T7">Из прорезей</text:span> раздавались взрывы и автоматные очереди — кино про войну благоприятствовало исполнению наших не вполне законных намерений.</text:p>
      <text:p text:style-name="P9">П<text:span text:style-name="T8">одсвечивая</text:span> фонарик<text:span text:style-name="T8">ом</text:span> по утеплительному покрытию <text:span text:style-name="T2">из шлака </text:span>по<text:span text:style-name="T2">д</text:span> ногами, мы достигли мест<text:span text:style-name="T8">о,</text:span> <text:span text:style-name="T2">где</text:span> чердак <text:span text:style-name="T2">пересекала</text:span> дощат<text:span text:style-name="T2">ая</text:span> перегородк<text:span text:style-name="T2">а</text:span> и, приблизительно прикинув <text:span text:style-name="T2">расположение</text:span> надсценного балкончика по <text:span text:style-name="T2">другую</text:span> от неё сторону, приступили к осторожному расщеплению <text:s text:c="2"/>досок с целью пробиться сквозь них.</text:p>
      <text:p text:style-name="P9">Доски оказались толстыми и неподатливыми, к тому же нам приходилось приостанавливать работу, <text:span text:style-name="T9">когда внизу наступало затишье между боями. </text:span></text:p>
      <text:p text:style-name="P10">Лишь прорубив одну из них, мы поняли, что не будет дела — перегородка оказалась из двух слоёв, а между ними <text:span text:style-name="T8">прослойка</text:span> лист<text:span text:style-name="T8">ового</text:span> <text:span text:style-name="T8">железа</text:span>. </text:p>
      <text:p text:style-name="P10">Так что не удалось нам прорубить лаз в прекрасный мир киноискусства.</text:p>
      <text:p text:style-name="P10">Умели <text:s/>в старину добротно строить...</text:p>
      <text:p text:style-name="P10"/>
      <text:p text:style-name="P10">А вскоре оказалось, что весь этот план <text:span text:style-name="T10">не имел смысла</text:span>, потому что Раиса Григорьевна научила нас брать контрамарки у директора Клуба. </text:p>
      <text:p text:style-name="P11">Часам к шести Павел Митрофанович, как правило, бывал уже на взводе и когда кто-нибудь из детсекторников приходил к нему в кабинет с <text:span text:style-name="T11">челобитьем</text:span>, он, посапывая носом, <text:s/>отрывал полоску от листа бумаги на своём столе и неразборчиво писал на нём «пропустить 6 (шесть) чел.», <text:s/>или <text:span text:style-name="T11">сколько в тот день набиралось желающих</text:span>, а внизу добавлял витиеватую подпись длинною в полстроки.</text:p>
      <text:p text:style-name="P11">Когда начинался сеанс, мы подымались на второй этаж, отдавали драгоценный бумажный клочок тёте Шуре, и она отпирала заветную дверь на балкон, <text:s/>подозр<text:span text:style-name="T11">ительно</text:span> сверяя совпадает ли наше количество с иероглифами <text:span text:style-name="T12">контрамарки.</text:span></text:p>
      <text:p text:style-name="P11"/>
      <text:p text:style-name="P12"><text:soft-page-break/>Директор росту был небольшого, а сложения плотного, но не пузатый. </text:p>
      <text:p text:style-name="P12">Чуть припухшее лицо подходило такому сложению, как и сероватые волнистые волосы, которые он зачёсывал назад.</text:p>
      <text:p text:style-name="P12">Когда силами работников клуба и Завода ставили спектакль Островского «На бойком месте», он расчесал волосы прямым пробором посреди головы, напомадил и оказался самым настоящим купцом для пьесы. </text:p>
      <text:p text:style-name="P12">Мурашковский и<text:span text:style-name="T2">сполнял</text:span> <text:span text:style-name="T2">роль </text:span>помещика и выходил на сцену в белой черкеске, а в изуродованной руке, вместо платка, постоянно держал нагайку.</text:p>
      <text:p text:style-name="P13">В постановке участвовала даже <text:span text:style-name="T13">Заведующая</text:span> Детск<text:span text:style-name="T13">им</text:span> <text:span text:style-name="T13">С</text:span>ектор<text:span text:style-name="T13">ом — </text:span><text:s/>Элеонора Николаевна. <text:s/><text:span text:style-name="T13">Наверное, её должность была выше, чем у Художественного Руководителя — Раисы Григорьевны, потому что она редко когда появлялась. И появлялась она всегда в длинных серёжках с блестящими камушками и в белых блузках с кружевными воротничками, <text:s/>а движения её рук были манерно заторможенные, в отличие от энергической жестикуляции Раисы Григорьевны. </text:span></text:p>
      <text:p text:style-name="P14">Единственный раз, когда я видел Элеонору без тех длинных серег <text:span text:style-name="T2">так </text:span>это в спектакле, где она играла пойманную белогвардейцами подпольщицу. </text:p>
      <text:p text:style-name="P14">Беляки посадили её в одну камеру с уголовницей, в исполнении Раисы, и она успела ту перевоспитать <text:span text:style-name="T1">за власть Советов, </text:span>до того, как её увели на расстрел.</text:p>
      <text:p text:style-name="P13"/>
      <text:p text:style-name="P15">Когда директора не оказывалось на месте, приходилось покупать билет в кассе рядом с запертой дверью его кабинета.</text:p>
      <text:p text:style-name="P16">В один из таких разов я сел в ряду перед двумя своими одноклассницами — Таней и Ларисой. </text:p>
      <text:p text:style-name="P16">Когда-то Таня мне нравилась больше, но показалась слишком недостижимой и я сосредоточился на Ларисе, после занятий <text:span text:style-name="T14">старался догнать</text:span> её по дороге, потому что она тоже <text:span text:style-name="T14">ходила на Посёлок</text:span> по Нежинской, <text:span text:style-name="T2">но всегда вместе с Таней </text:span>— они ведь соседки.</text:p>
      <text:p text:style-name="P16"><text:span text:style-name="T2">К</text:span>огда-<text:span text:style-name="T2">то</text:span> <text:span text:style-name="T14">Лариса</text:span> была участницей Детского Сектора <text:span text:style-name="T2">и я однажды </text:span>проводил её по Профессийной до улицы Гоголя, потому что до своей — улицы Маруты — она не разрешила.</text:p>
      <text:p text:style-name="P16">Таня тогда тоже участвовала в Детском Секторе и в тот вечер всё поторапливала Ларису шагать быстрее,<text:span text:style-name="T14"> но потом рассердилась и ушла вперёд.</text:span></text:p>
      <text:p text:style-name="P17">Мы расстались на углу Гоголя и я пошёл по ней до Нежинской, <text:s/>восторженно вспоминая <text:span text:style-name="T1">как </text:span>мило смеялась Лариса на мой тупой трёп, но у выхода на Нежинскую, под фонарём возле обледенелой колонки, мои восторги оборвались.</text:p>
      <text:p text:style-name="P17">Меня окликнули две <text:span text:style-name="T2">контрастно </text:span>чёрные <text:span text:style-name="T15">на белом снегу фигуры. Обе принадлежали ученикам нашей, тринадцатой школы. Один из параллельного класса, а второй десятиклассник Колесников; они оба жили где-то на Маруте. </text:span></text:p>
      <text:p text:style-name="P18">Колесников начал мне втолковывать, что если я ещё хоть раз подойду к Ларисе, и если он услышит, или ему скажут, и вообще — я понял чт<text:span text:style-name="T2">ó</text:span> он мне сделает? </text:p>
      <text:p text:style-name="P18">И эти толкования он повторял по кругу, немного меняя местами, а я вдруг почувствовал, как <text:s/>сзади что-то вдруг схватило меня за икру и треплет; я подумал, <text:span text:style-name="T2">что</text:span> это собака <text:span text:style-name="T2">вцепилась </text:span>и оглянулся, но там был только снежный сугроб и больше ничего. </text:p>
      <text:p text:style-name="P18">В тот момент мне полностью дошёл смысл выражения «поджилки трясутся».</text:p>
      <text:p text:style-name="P19">Я бормотал, что понял, он переспрашивал всё ли я понял, я говорил, что да, всё, но не смотрел им в лица, а думал, если б из нашей хаты сейчас подошёл за водой дядя Толик, бывший чемпион области по штанге в полусреднем весе.</text:p>
      <text:p text:style-name="P19">Нет, не подошёл; в то утро я <text:span text:style-name="T2">натаскал</text:span> достаточно <text:span text:style-name="T2">воды</text:span>.</text:p>
      <text:p text:style-name="P19"/>
      <text:p text:style-name="P19">И вот теперь, при всём зрительном зале, я уселся перед парой своих одноклассниц, <text:span text:style-name="T1">сознавая</text:span> всё неосмотрительность <text:span text:style-name="T1">такого</text:span> поступка, но не в силах повести себя иначе.</text:p>
      <text:p text:style-name="P19">Я обернулся к ним и что-то говорил в общем предсеансовом галдеже <text:span text:style-name="T2">наполненного</text:span> зала, но Лариса молчала, а отвечала только Таня, пока Лариса не обратилась ко мне:</text:p>
      <text:p text:style-name="P19">- Не ходи за мной, а то ребята меня тобою дразнят.</text:p>
      <text:p text:style-name="P19"><text:soft-page-break/>Я не нашёлся что ответить, молча поднялся и <text:span text:style-name="T16">по боковому проходу побрёл вдоль стены на выход, унося в груди осколки разбитого сердца.</text:span></text:p>
      <text:p text:style-name="P1"><text:span text:style-name="T1">А</text:span> на подходе к последним рядам, моя чёрная печаль <text:span text:style-name="T17">и вовсе </text:span>обернулась мраком — в зале погас свет и начался фильм.</text:p>
      <text:p text:style-name="P1">Я <text:span text:style-name="T1">сел</text:span> <text:span text:style-name="T1">на</text:span> свободное <text:span text:style-name="T1">место</text:span> с краю <text:span text:style-name="T2">и перестал страдать</text:span>: ведь это был «Винниту — вождь Аппачей»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44:59.702252878</meta:creation-date>
    <dc:date>2017-03-01T15:45:15.478488065</dc:date>
    <dc:creator>sehrguey </dc:creator>
    <meta:editing-duration>PT15S</meta:editing-duration>
    <meta:editing-cycles>1</meta:editing-cycles>
    <meta:document-statistic meta:table-count="0" meta:image-count="0" meta:object-count="0" meta:page-count="3" meta:paragraph-count="45" meta:word-count="1100" meta:character-count="7182" meta:non-whitespace-character-count="6081"/>
    <meta:generator>LibreOffice/4.3.3.2$Linux_x86 LibreOffice_project/430m0$Build-2</meta:generator>
  </office:meta>
</office:document-meta>
</file>